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2.317cm" svg:height="17.048cm" svg:x="4.487cm" svg:y="0.213cm">
            <draw:object draw:notify-on-update-of-ranges="Sheet1.A1:Sheet1.A256 Sheet1.B1:Sheet1.B2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35" calcext:value-type="float">
            <text:p>36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209" calcext:value-type="float">
            <text:p>58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578" calcext:value-type="float">
            <text:p>405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785" calcext:value-type="float">
            <text:p>327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38" calcext:value-type="float">
            <text:p>17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22" calcext:value-type="float">
            <text:p>94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41" calcext:value-type="float">
            <text:p>12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4" calcext:value-type="float">
            <text:p>24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664" calcext:value-type="float">
            <text:p>306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332" calcext:value-type="float">
            <text:p>393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764" calcext:value-type="float">
            <text:p>497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40" calcext:value-type="float">
            <text:p>600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682" calcext:value-type="float">
            <text:p>736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346" calcext:value-type="float">
            <text:p>833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4936" calcext:value-type="float">
            <text:p>949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479" calcext:value-type="float">
            <text:p>1034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5067" calcext:value-type="float">
            <text:p>1250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157" calcext:value-type="float">
            <text:p>134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5102" calcext:value-type="float">
            <text:p>135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4455" calcext:value-type="float">
            <text:p>1344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227" calcext:value-type="float">
            <text:p>134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8354" calcext:value-type="float">
            <text:p>138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8419" calcext:value-type="float">
            <text:p>1484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1357" calcext:value-type="float">
            <text:p>1613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9670" calcext:value-type="float">
            <text:p>1696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4761" calcext:value-type="float">
            <text:p>1747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093" calcext:value-type="float">
            <text:p>1700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5681" calcext:value-type="float">
            <text:p>1656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0911" calcext:value-type="float">
            <text:p>1609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105" calcext:value-type="float">
            <text:p>1651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005" calcext:value-type="float">
            <text:p>1730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1595" calcext:value-type="float">
            <text:p>1815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4519" calcext:value-type="float">
            <text:p>1845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423" calcext:value-type="float">
            <text:p>1814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718" calcext:value-type="float">
            <text:p>1707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7015" calcext:value-type="float">
            <text:p>1670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3881" calcext:value-type="float">
            <text:p>16388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2880" calcext:value-type="float">
            <text:p>1628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2729" calcext:value-type="float">
            <text:p>1627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6757" calcext:value-type="float">
            <text:p>1567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028" calcext:value-type="float">
            <text:p>1470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8636" calcext:value-type="float">
            <text:p>1386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1824" calcext:value-type="float">
            <text:p>1318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6760" calcext:value-type="float">
            <text:p>1267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8290" calcext:value-type="float">
            <text:p>1182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4662" calcext:value-type="float">
            <text:p>1146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9478" calcext:value-type="float">
            <text:p>1094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642" calcext:value-type="float">
            <text:p>1036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5789" calcext:value-type="float">
            <text:p>957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256" calcext:value-type="float">
            <text:p>902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787" calcext:value-type="float">
            <text:p>857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3192" calcext:value-type="float">
            <text:p>831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8669" calcext:value-type="float">
            <text:p>786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123" calcext:value-type="float">
            <text:p>741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7662" calcext:value-type="float">
            <text:p>676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4472" calcext:value-type="float">
            <text:p>644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391" calcext:value-type="float">
            <text:p>603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5185" calcext:value-type="float">
            <text:p>551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057" calcext:value-type="float">
            <text:p>510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573" calcext:value-type="float">
            <text:p>475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942" calcext:value-type="float">
            <text:p>449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979" calcext:value-type="float">
            <text:p>429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602" calcext:value-type="float">
            <text:p>406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292" calcext:value-type="float">
            <text:p>382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780" calcext:value-type="float">
            <text:p>347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3026" calcext:value-type="float">
            <text:p>330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432" calcext:value-type="float">
            <text:p>324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575" calcext:value-type="float">
            <text:p>315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801" calcext:value-type="float">
            <text:p>298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601" calcext:value-type="float">
            <text:p>296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923" calcext:value-type="float">
            <text:p>289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182" calcext:value-type="float">
            <text:p>281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267" calcext:value-type="float">
            <text:p>282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962" calcext:value-type="float">
            <text:p>279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53" calcext:value-type="float">
            <text:p>256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634" calcext:value-type="float">
            <text:p>216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30" calcext:value-type="float">
            <text:p>200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253" calcext:value-type="float">
            <text:p>19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55" calcext:value-type="float">
            <text:p>186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626" calcext:value-type="float">
            <text:p>176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352" calcext:value-type="float">
            <text:p>16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86" calcext:value-type="float">
            <text:p>150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71" calcext:value-type="float">
            <text:p>1437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847" calcext:value-type="float">
            <text:p>128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168" calcext:value-type="float">
            <text:p>131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878" calcext:value-type="float">
            <text:p>138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216" calcext:value-type="float">
            <text:p>142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775" calcext:value-type="float">
            <text:p>13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62" calcext:value-type="float">
            <text:p>132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719" calcext:value-type="float">
            <text:p>127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428" calcext:value-type="float">
            <text:p>114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208" calcext:value-type="float">
            <text:p>82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829" calcext:value-type="float">
            <text:p>58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012" calcext:value-type="float">
            <text:p>140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430" calcext:value-type="float">
            <text:p>134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12" calcext:value-type="float">
            <text:p>88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09" calcext:value-type="float">
            <text:p>920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944" calcext:value-type="float">
            <text:p>169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518" calcext:value-type="float">
            <text:p>125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934" calcext:value-type="float">
            <text:p>199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49" calcext:value-type="float">
            <text:p>260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7538" calcext:value-type="float">
            <text:p>475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012" calcext:value-type="float">
            <text:p>360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407" calcext:value-type="float">
            <text:p>444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17:45:25.809255457</dc:date>
    <dc:creator>skyo </dc:creator>
    <meta:document-statistic meta:table-count="1" meta:cell-count="512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18cm" svg:height="17.049cm" xlink:href=".." xlink:type="simple" chart:class="chart:bar" chart:style-name="ch1">
        <chart:legend chart:legend-position="end" svg:x="30.055cm" svg:y="8.225cm" style:legend-expansion="high" chart:style-name="ch2"/>
        <chart:plot-area chart:style-name="ch3" table:cell-range-address="Sheet1.A1:Sheet1.B256" chart:data-source-has-labels="column" svg:x="1.096cm" svg:y="1.495cm" svg:width="27.667cm" svg:height="14.794cm">
          <chartooo:coordinate-region svg:x="2.458cm" svg:y="1.695cm" svg:width="26.305cm" svg:height="13.67cm"/>
          <chart:axis chart:dimension="x" chart:name="primary-x" chart:style-name="ch4" chartooo:axis-type="auto">
            <chartooo:date-scale/>
            <chart:categories table:cell-range-address="Sheet1.A1:Sheet1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56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256</svg:desc>
                </draw:g>
              </table:table-cell>
              <table:table-cell office:value-type="float" office:value="0">
                <text:p>0</text:p>
                <draw:g>
                  <svg:desc>Sheet1.B1:Sheet1.B25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700">
                <text:p>137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535">
                <text:p>3653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209">
                <text:p>582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578">
                <text:p>4057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85">
                <text:p>327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038">
                <text:p>170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295">
                <text:p>529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738">
                <text:p>57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35">
                <text:p>613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776">
                <text:p>57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098">
                <text:p>60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043">
                <text:p>70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9422">
                <text:p>942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2841">
                <text:p>1284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4134">
                <text:p>2413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664">
                <text:p>3066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332">
                <text:p>393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764">
                <text:p>4976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0040">
                <text:p>6004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3682">
                <text:p>7368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3346">
                <text:p>8334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94936">
                <text:p>9493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03479">
                <text:p>10347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5499">
                <text:p>1154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5067">
                <text:p>12506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34157">
                <text:p>1341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5102">
                <text:p>1351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4455">
                <text:p>13445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34227">
                <text:p>13422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38354">
                <text:p>13835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8419">
                <text:p>14841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61357">
                <text:p>1613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69670">
                <text:p>16967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74761">
                <text:p>17476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70093">
                <text:p>17009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5681">
                <text:p>16568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60911">
                <text:p>1609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5105">
                <text:p>16510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73005">
                <text:p>173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81595">
                <text:p>1815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84519">
                <text:p>18451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81423">
                <text:p>18142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70718">
                <text:p>17071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67015">
                <text:p>16701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3881">
                <text:p>16388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2880">
                <text:p>16288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2729">
                <text:p>162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6757">
                <text:p>15675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47028">
                <text:p>14702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38636">
                <text:p>13863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1824">
                <text:p>13182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6760">
                <text:p>12676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18290">
                <text:p>11829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4662">
                <text:p>11466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9478">
                <text:p>10947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03642">
                <text:p>10364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5789">
                <text:p>957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0256">
                <text:p>9025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85787">
                <text:p>8578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3192">
                <text:p>8319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8669">
                <text:p>7866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123">
                <text:p>7412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7662">
                <text:p>6766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472">
                <text:p>6447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0391">
                <text:p>6039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55185">
                <text:p>5518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51057">
                <text:p>5105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7573">
                <text:p>4757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4942">
                <text:p>4494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2979">
                <text:p>4297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0602">
                <text:p>4060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8292">
                <text:p>3829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4780">
                <text:p>347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3026">
                <text:p>3302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1575">
                <text:p>315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9801">
                <text:p>298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601">
                <text:p>2960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8923">
                <text:p>2892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8182">
                <text:p>281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7962">
                <text:p>2796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5653">
                <text:p>2565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3036">
                <text:p>230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1634">
                <text:p>2163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0030">
                <text:p>2003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9253">
                <text:p>192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55">
                <text:p>1865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626">
                <text:p>1762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6352">
                <text:p>1635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5086">
                <text:p>1508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4371">
                <text:p>1437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847">
                <text:p>1284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3168">
                <text:p>13168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878">
                <text:p>1387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4216">
                <text:p>1421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3775">
                <text:p>13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262">
                <text:p>1326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719">
                <text:p>1271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428">
                <text:p>1142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9258">
                <text:p>92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8208">
                <text:p>820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651">
                <text:p>5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5163">
                <text:p>516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012">
                <text:p>1401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3430">
                <text:p>1343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8812">
                <text:p>881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6944">
                <text:p>16944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2518">
                <text:p>1251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6049">
                <text:p>2604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47538">
                <text:p>4753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6012">
                <text:p>3601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44407">
                <text:p>4440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